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helvetica, clean, sans-serif" style:font-family-generic="roman" style:font-pitch="variable"/>
    <style:font-face style:name="arial" svg:font-family="arial, sans-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WWNum3">
      <style:paragraph-properties fo:margin-top="0in" fo:margin-bottom="0in" loext:contextual-spacing="false" fo:orphans="2" fo:widows="2"/>
    </style:style>
    <style:style style:name="P2" style:family="paragraph" style:parent-style-name="Text_20_body" style:list-style-name="WWNum3">
      <style:paragraph-properties fo:margin-top="0in" fo:margin-bottom="0in" loext:contextual-spacing="false" fo:orphans="2" fo:widows="2"/>
      <style:text-properties fo:font-variant="normal" fo:text-transform="none" fo:color="#222222" style:font-name="arial" fo:font-size="12pt" fo:letter-spacing="normal" fo:font-style="normal" fo:font-weight="normal" style:font-size-asian="12pt" style:font-style-asian="normal" style:font-weight-asian="normal"/>
    </style:style>
    <style:style style:name="P3" style:family="paragraph" style:parent-style-name="Text_20_body" style:list-style-name="WWNum3">
      <style:paragraph-properties fo:margin-top="0in" fo:margin-bottom="0in" loext:contextual-spacing="false" fo:orphans="2" fo:widows="2"/>
      <style:text-properties fo:font-variant="normal" fo:text-transform="none" fo:color="#222222" style:font-name="arial" fo:font-size="10.5pt" fo:letter-spacing="normal" fo:font-style="normal" fo:font-weight="normal" style:font-size-asian="10.5pt" style:font-style-asian="normal" style:font-weight-asian="normal"/>
    </style:style>
    <style:style style:name="P4" style:family="paragraph" style:parent-style-name="Text_20_body" style:list-style-name="WWNum1">
      <style:paragraph-properties fo:margin-left="0.4909in" fo:margin-right="0in" fo:margin-top="0in" fo:margin-bottom="0in" loext:contextual-spacing="false" fo:orphans="2" fo:widows="2" fo:text-indent="-0.1965in" style:auto-text-indent="false">
        <style:tab-stops>
          <style:tab-stop style:position="0in"/>
        </style:tab-stops>
      </style:paragraph-properties>
    </style:style>
    <style:style style:name="P5" style:family="paragraph" style:parent-style-name="Text_20_body" style:list-style-name="WWNum2">
      <style:paragraph-properties fo:margin-left="0.4909in" fo:margin-right="0in" fo:margin-top="0in" fo:margin-bottom="0in" loext:contextual-spacing="false" fo:orphans="2" fo:widows="2" fo:text-indent="-0.1965in" style:auto-text-indent="false">
        <style:tab-stops>
          <style:tab-stop style:position="0in"/>
        </style:tab-stops>
      </style:paragraph-properties>
    </style:style>
    <style:style style:name="P6" style:family="paragraph" style:parent-style-name="Text_20_body" style:list-style-name="WWNum2">
      <style:paragraph-properties fo:margin-left="0.4909in" fo:margin-right="0in" fo:margin-top="0in" fo:margin-bottom="0in" loext:contextual-spacing="false" fo:orphans="2" fo:widows="2" fo:text-indent="-0.1965in" style:auto-text-indent="false">
        <style:tab-stops>
          <style:tab-stop style:position="0in"/>
        </style:tab-stops>
      </style:paragraph-properties>
      <style:text-properties fo:font-variant="normal" fo:text-transform="none" fo:color="#222222" style:font-name="arial" fo:font-size="12pt" fo:letter-spacing="normal" fo:font-style="normal" fo:font-weight="normal" style:font-size-asian="12pt" style:font-style-asian="normal" style:font-weight-asian="normal"/>
    </style:style>
    <style:style style:name="P7" style:family="paragraph" style:parent-style-name="Text_20_body" style:list-style-name="WWNum1">
      <style:paragraph-properties fo:margin-left="0.4909in" fo:margin-right="0in" fo:orphans="2" fo:widows="2" fo:text-indent="-0.1965in" style:auto-text-indent="false">
        <style:tab-stops>
          <style:tab-stop style:position="0in"/>
        </style:tab-stops>
      </style:paragraph-properties>
    </style:style>
    <style:style style:name="P8" style:family="paragraph" style:parent-style-name="Text_20_body" style:list-style-name="WWNum2">
      <style:paragraph-properties fo:margin-left="0.4909in" fo:margin-right="0in" fo:orphans="2" fo:widows="2" fo:text-indent="-0.1965in" style:auto-text-indent="false">
        <style:tab-stops>
          <style:tab-stop style:position="0in"/>
        </style:tab-stops>
      </style:paragraph-properties>
    </style:style>
    <style:style style:name="P9" style:family="paragraph" style:parent-style-name="Text_20_body" style:list-style-name="WWNum1">
      <style:paragraph-properties fo:margin-left="0.4909in" fo:margin-right="0in" fo:orphans="2" fo:widows="2" fo:text-indent="-0.1965in" style:auto-text-indent="false">
        <style:tab-stops>
          <style:tab-stop style:position="0in"/>
        </style:tab-stops>
      </style:paragraph-properties>
      <style:text-properties fo:font-variant="normal" fo:text-transform="none" fo:color="#222222" style:font-name="arial" fo:font-size="10.5pt" fo:letter-spacing="normal" fo:font-style="normal" fo:font-weight="normal" style:font-size-asian="10.5pt" style:font-style-asian="normal" style:font-weight-asian="normal"/>
    </style:style>
    <style:style style:name="P10" style:family="paragraph" style:parent-style-name="Text_20_body" style:list-style-name="WWNum1">
      <style:paragraph-properties fo:margin-left="0.4909in" fo:margin-right="0in" fo:orphans="2" fo:widows="2" fo:text-indent="-0.1965in" style:auto-text-indent="false">
        <style:tab-stops>
          <style:tab-stop style:position="0in"/>
        </style:tab-stops>
      </style:paragraph-properties>
      <style:text-properties fo:font-variant="normal" fo:text-transform="none" fo:color="#222222" style:font-name="arial" fo:font-size="9.75pt" fo:letter-spacing="normal" fo:font-style="normal" fo:font-weight="normal" officeooo:paragraph-rsid="0009369c" style:font-size-asian="10.5pt" style:font-style-asian="normal" style:font-weight-asian="normal"/>
    </style:style>
    <style:style style:name="P11" style:family="paragraph" style:parent-style-name="Text_20_body" style:list-style-name="WWNum1">
      <style:paragraph-properties fo:margin-left="0.4909in" fo:margin-right="0in" fo:orphans="2" fo:widows="2" fo:text-indent="-0.1965in" style:auto-text-indent="false">
        <style:tab-stops>
          <style:tab-stop style:position="0in"/>
        </style:tab-stops>
      </style:paragraph-properties>
      <style:text-properties fo:font-variant="normal" fo:text-transform="none" fo:color="#222222" style:font-name="Arial" fo:font-size="12pt" fo:letter-spacing="normal" fo:font-style="normal" fo:font-weight="normal" officeooo:paragraph-rsid="0009369c" style:font-size-asian="10.5pt" style:font-style-asian="normal" style:font-weight-asian="normal"/>
    </style:style>
    <style:style style:name="P12" style:family="paragraph" style:parent-style-name="Text_20_body">
      <style:paragraph-properties fo:margin-left="0in" fo:margin-right="0in" fo:orphans="2" fo:widows="2" fo:text-indent="0in" style:auto-text-indent="false"/>
      <style:text-properties fo:font-variant="normal" fo:text-transform="none" fo:color="#222222" style:font-name="arial" fo:font-size="10.5pt" fo:letter-spacing="normal" fo:font-style="normal" style:text-underline-style="solid" style:text-underline-width="auto" style:text-underline-color="font-color" fo:font-weight="normal" style:font-size-asian="10.5pt" style:font-style-asian="normal" style:font-weight-asian="normal"/>
    </style:style>
    <style:style style:name="P13" style:family="paragraph" style:parent-style-name="Standard" style:master-page-name="Standard">
      <style:paragraph-properties fo:margin-left="0in" fo:margin-right="0in" fo:margin-top="0in" fo:margin-bottom="0.1965in" loext:contextual-spacing="false" fo:orphans="2" fo:widows="2" fo:text-indent="0in" style:auto-text-indent="false" style:page-number="auto"/>
      <style:text-properties fo:font-variant="normal" fo:text-transform="none" fo:color="#222222" style:font-name="arial" fo:font-size="10.5pt" fo:letter-spacing="normal" fo:font-style="normal" style:text-underline-style="solid" style:text-underline-width="auto" style:text-underline-color="font-color" fo:font-weight="normal" style:font-size-asian="10.5pt" style:font-style-asian="normal" style:font-weight-asian="normal"/>
    </style:style>
    <style:style style:name="P14"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22222" style:font-name="arial" fo:font-size="10.5pt" fo:letter-spacing="normal" fo:font-style="normal" style:text-underline-style="solid" style:text-underline-width="auto" style:text-underline-color="font-color" fo:font-weight="normal" style:font-size-asian="10.5pt" style:font-style-asian="normal" style:font-weight-asian="normal"/>
    </style:style>
    <style:style style:name="P15" style:family="paragraph" style:parent-style-name="Standard" style:list-style-name="WWNum3">
      <style:paragraph-properties fo:margin-top="0in" fo:margin-bottom="0in" loext:contextual-spacing="false" fo:orphans="2" fo:widows="2"/>
      <style:text-properties fo:font-variant="normal" fo:text-transform="none" fo:color="#222222" style:text-outline="false" style:text-line-through-style="none" style:text-line-through-type="none" style:font-name="Liberation Sans" fo:font-size="10pt" fo:letter-spacing="normal" fo:font-style="normal" fo:text-shadow="none" style:text-underline-style="none" fo:font-weight="normal" officeooo:paragraph-rsid="0009369c" style:font-size-asian="10pt" style:font-style-asian="normal" style:font-weight-asian="normal" style:text-emphasize="none"/>
    </style:style>
    <style:style style:name="T1" style:family="text">
      <style:text-properties fo:font-variant="normal" fo:text-transform="none" fo:color="#222222" style:font-name="arial" fo:font-size="10.5pt" fo:letter-spacing="normal" fo:font-style="normal" fo:font-weight="normal" style:font-size-asian="10.5pt" style:font-style-asian="normal" style:font-weight-asian="normal"/>
    </style:style>
    <style:style style:name="T2" style:family="text">
      <style:text-properties fo:font-variant="normal" fo:text-transform="none" fo:color="#222222" style:font-name="arial" fo:font-size="12pt" fo:letter-spacing="normal" fo:font-style="normal" fo:font-weight="normal" style:font-size-asian="12pt" style:font-style-asian="normal" style:font-weight-asian="normal"/>
    </style:style>
    <style:style style:name="T3" style:family="text">
      <style:text-properties fo:font-variant="normal" fo:text-transform="none" fo:color="#222222" style:font-name="arial" fo:font-size="12pt" fo:letter-spacing="normal" fo:font-style="normal" fo:font-weight="bold" style:font-size-asian="12pt" style:font-style-asian="normal" style:font-weight-asian="bold"/>
    </style:style>
    <style:style style:name="T4" style:family="text">
      <style:text-properties fo:font-variant="normal" fo:text-transform="none" fo:color="#222222" style:font-name="arial" fo:font-size="12pt" fo:letter-spacing="normal" fo:font-style="normal" fo:font-weight="bold" style:font-size-asian="12pt" style:font-style-asian="normal" style:font-weight-asian="bold" style:font-weight-complex="bold"/>
    </style:style>
    <style:style style:name="T5" style:family="text">
      <style:text-properties fo:font-variant="normal" fo:text-transform="none" fo:color="#222222" style:font-name="arial1" fo:font-size="10pt" fo:letter-spacing="normal" fo:font-style="normal" fo:font-weight="normal" style:font-size-asian="10pt" style:font-style-asian="normal" style:font-weight-asian="normal"/>
    </style:style>
    <style:style style:name="T6" style:family="text">
      <style:text-properties fo:font-variant="normal" fo:text-transform="none" fo:color="#000000" style:font-name="arial1" fo:font-size="10pt" fo:letter-spacing="normal" fo:font-style="normal" fo:font-weight="normal" style:font-size-asian="10pt" style:font-style-asian="normal" style:font-weight-asian="normal"/>
    </style:style>
    <style:style style:name="T7" style:family="text">
      <style:text-properties fo:font-variant="normal" fo:text-transform="none" fo:color="#000000" style:font-name="arial1" fo:font-size="12pt" fo:letter-spacing="normal" fo:font-style="normal" fo:font-weight="normal" style:font-size-asian="12pt" style:font-style-asian="normal" style:font-weight-asian="normal"/>
    </style:style>
    <style:style style:name="T8" style:family="text">
      <style:text-properties fo:font-variant="normal" fo:text-transform="none" fo:color="#000000" style:font-name="arial1" fo:font-size="12pt" fo:letter-spacing="normal" fo:font-style="normal" fo:font-weight="normal" officeooo:rsid="000988d5" style:font-size-asian="12pt" style:font-style-asian="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cG genes:</text:p>
      <text:list xml:id="list3707744881" text:style-name="WWNum3">
        <text:list-item>
          <text:p text:style-name="P2">RING1 (Ubiquitous expression in endometrium (RPKM 22.9), ovary (RPKM 22.0) with lower than average in lymph node (https://www.ncbi.nlm.nih.gov/gene/6015))</text:p>
        </text:list-item>
        <text:list-item>
          <text:p text:style-name="P3">RNF2 (Ubiquitous expression in testis (RPKM 7.8), placenta (RPKM 6.0) with a bit higher than average expression in lymph node (https://www.ncbi.nlm.nih.gov/gene/6045))</text:p>
        </text:list-item>
        <text:list-item>
          <text:p text:style-name="P3">CBX2 ()</text:p>
        </text:list-item>
        <text:list-item>
          <text:p text:style-name="P3">CBX4</text:p>
        </text:list-item>
        <text:list-item>
          <text:p text:style-name="P3">CBX6</text:p>
        </text:list-item>
        <text:list-item>
          <text:p text:style-name="P3">CBX7</text:p>
        </text:list-item>
        <text:list-item>
          <text:p text:style-name="P3">CBX8</text:p>
        </text:list-item>
        <text:list-item>
          <text:p text:style-name="P3">PCGF1</text:p>
        </text:list-item>
        <text:list-item>
          <text:p text:style-name="P3">PCGF2</text:p>
        </text:list-item>
        <text:list-item>
          <text:p text:style-name="P3">PCGF3</text:p>
        </text:list-item>
        <text:list-item>
          <text:p text:style-name="P3">BMI1 (expressed pretty much every tissue with lymph node slightly higher than average) <text:s/></text:p>
        </text:list-item>
        <text:list-item>
          <text:p text:style-name="P3">PCGF5</text:p>
        </text:list-item>
        <text:list-item>
          <text:p text:style-name="P3">PCGF6</text:p>
        </text:list-item>
        <text:list-item>
          <text:p text:style-name="P3">SCMH1</text:p>
        </text:list-item>
        <text:list-item>
          <text:p text:style-name="P3">RYBP</text:p>
        </text:list-item>
        <text:list-item>
          <text:p text:style-name="P3">YAF2</text:p>
        </text:list-item>
        <text:list-item>
          <text:p text:style-name="P3">EZH1</text:p>
        </text:list-item>
        <text:list-item>
          <text:p text:style-name="P3">EZH2 (Broad expression in bone marrow (RPKM 9.3 +- 0.8), testis (RPKM 8.6 +- 2.3), and lymph node (RPKM 5.5 +- 3.4))</text:p>
        </text:list-item>
        <text:list-item>
          <text:p text:style-name="P3">EED (This protein mediates repression of gene activity through histone deacetylation, and may act as a specific regulator of integrin function. Ubiquitous expression in lymph node (RPKM 3.3 +- 1.1))</text:p>
        </text:list-item>
        <text:list-item>
          <text:p text:style-name="P3">SUZ12 (Ubiquitous expression in testis (RPKM 13.7), lymph node (RPKM 12.3) with little expression in salivary gland)</text:p>
        </text:list-item>
        <text:list-item>
          <text:p text:style-name="P1"><text:span text:style-name="T1">RBBP7 (This protein is a ubiquitously expressed nuclear protein and belongs to a highly conserved subfamily of WD-repeat proteins. It is found among several proteins that binds directly to retinoblastoma protein, which regulates cell proliferation. </text:span><text:span text:style-name="T5">It is also present in protein complexes involved in chromatin assembly. This protein can interact with BRCA1 tumor-suppressor gene and may have a role in the regulation of cell proliferation and differentiation. Expressed more in lymph node than in salivary gland (https://www.ncbi.nlm.nih.gov/gene/5931)</text:span><text:span text:style-name="T1">)</text:span></text:p>
        </text:list-item>
        <text:list-item>
          <text:p text:style-name="P3">RBBP4</text:p>
        </text:list-item>
        <text:list-item>
          <text:p text:style-name="P15">L3MBTL2</text:p>
        </text:list-item>
        <text:list-item>
          <text:p text:style-name="P15">E2F6</text:p>
        </text:list-item>
        <text:list-item>
          <text:p text:style-name="P15">REEP5</text:p>
        </text:list-item>
        <text:list-item>
          <text:p text:style-name="P15">MAX</text:p>
        </text:list-item>
        <text:list-item>
          <text:p text:style-name="P15">MGA</text:p>
        </text:list-item>
        <text:list-item>
          <text:p text:style-name="P15">EHMT1</text:p>
        </text:list-item>
        <text:list-item>
          <text:p text:style-name="P15">EHMT2</text:p>
        </text:list-item>
        <text:list-item>
          <text:p text:style-name="P15">BAP1</text:p>
        </text:list-item>
        <text:list-item>
          <text:p text:style-name="P15">ASXL1</text:p>
        </text:list-item>
        <text:list-item>
          <text:p text:style-name="P15">ASXL2</text:p>
        </text:list-item>
        <text:list-item>
          <text:p text:style-name="P15">ASXL3</text:p>
        </text:list-item>
        <text:list-item>
          <text:p text:style-name="P15">KDM2B</text:p>
        </text:list-item>
        <text:list-item>
          <text:p text:style-name="P15">CSNK2A1</text:p>
        </text:list-item>
        <text:list-item>
          <text:p text:style-name="P15">SKP1</text:p>
        </text:list-item>
      </text:list>
      <text:p text:style-name="P14">Trithorax-group genes:</text:p>
      <text:list xml:id="list1088377364" text:style-name="WWNum1">
        <text:list-item>
          <text:p text:style-name="P4"><text:soft-page-break/><text:span text:style-name="T2">CHD8 (expressed the highest in thyroid (RPKM 9.5 +- 0.7) but also highly in lymph node </text:span><text:span text:style-name="T1">(RPKM 8.8 +- 2.6) (https://www.ncbi.nlm.nih.gov/gene/57680#gene-expression))</text:span></text:p>
        </text:list-item>
        <text:list-item>
          <text:p text:style-name="P4"><text:span text:style-name="T2">ASH2L (</text:span><text:span text:style-name="T6">Ubiquitous expression in testis (RPKM 20.9) but also expression in lymph node (RPKM 10.2) (</text:span><text:span text:style-name="T7">https://www.ncbi.nlm.nih.gov/gene/9070#gene-expression</text:span><text:span text:style-name="T6">)</text:span><text:span text:style-name="T1">)</text:span></text:p>
        </text:list-item>
        <text:list-item>
          <text:p text:style-name="P4"><text:span text:style-name="T3">SMARCA1</text:span><text:span text:style-name="T2"> (H</text:span><text:span text:style-name="T1">ardly no expression in lymph node (RPKM</text:span><text:span text:style-name="T2"> </text:span><text:span text:style-name="T1">2.3 +- .5), however way more highly expressed in adrenal (RPKM</text:span><text:span text:style-name="T2"> </text:span><text:span text:style-name="T1">46.7)</text:span><text:span text:style-name="T2"> </text:span><text:span text:style-name="T1">and testis (RPKM</text:span><text:span text:style-name="T2"> </text:span><text:span text:style-name="T1">43.0) (https://www.ncbi.nlm.nih.gov/gene/6594#gene-expression))</text:span></text:p>
        </text:list-item>
        <text:list-item>
          <text:p text:style-name="P7"><text:span text:style-name="T2">SMARCA2 </text:span><text:span text:style-name="T1">(expressed mostly in ovary (RPKM</text:span><text:span text:style-name="T2"> </text:span><text:span text:style-name="T1">42.5) and average expression in lymph node (RPKM</text:span><text:span text:style-name="T2"> </text:span><text:span text:style-name="T1">16.3 +- 3.4)</text:span><text:span text:style-name="T2"> </text:span><text:span text:style-name="T1">(</text:span><text:a xlink:type="simple" xlink:href="https://www.ncbi.nlm.nih.gov/gene/6595#gene-expression" text:style-name="ListLabel_20_1" text:visited-style-name="ListLabel_20_1"><text:span text:style-name="Internet_20_link"><text:span text:style-name="T1">https://www.ncbi.nlm.nih.gov/gene/6595#gene-expression</text:span></text:span></text:a><text:span text:style-name="T1">))</text:span></text:p>
        </text:list-item>
        <text:list-item>
          <text:p text:style-name="P9">RBBP5</text:p>
        </text:list-item>
        <text:list-item>
          <text:p text:style-name="P9">WDR5</text:p>
        </text:list-item>
        <text:list-item>
          <text:p text:style-name="P9">CHD3</text:p>
        </text:list-item>
        <text:list-item>
          <text:p text:style-name="P9">CHD4</text:p>
        </text:list-item>
        <text:list-item>
          <text:p text:style-name="P9">HDAC1</text:p>
        </text:list-item>
        <text:list-item>
          <text:p text:style-name="P9">HDAC2</text:p>
        </text:list-item>
        <text:list-item>
          <text:p text:style-name="P9">MBD2</text:p>
        </text:list-item>
        <text:list-item>
          <text:p text:style-name="P9">MBD3</text:p>
        </text:list-item>
        <text:list-item>
          <text:p text:style-name="P9">MTA1</text:p>
        </text:list-item>
        <text:list-item>
          <text:p text:style-name="P9">MTA2</text:p>
        </text:list-item>
        <text:list-item>
          <text:p text:style-name="P9">MTA3</text:p>
        </text:list-item>
        <text:list-item>
          <text:p text:style-name="P9">p66</text:p>
        </text:list-item>
        <text:list-item>
          <text:p text:style-name="P9">CHD1</text:p>
        </text:list-item>
        <text:list-item>
          <text:p text:style-name="P9">CHD2</text:p>
        </text:list-item>
        <text:list-item>
          <text:p text:style-name="P11">MTA1</text:p>
        </text:list-item>
        <text:list-item>
          <text:p text:style-name="P11">MTA2</text:p>
        </text:list-item>
        <text:list-item>
          <text:p text:style-name="P11">MTA3</text:p>
        </text:list-item>
        <text:list-item>
          <text:p text:style-name="P11">HDAC1</text:p>
        </text:list-item>
        <text:list-item>
          <text:p text:style-name="P11">HDAC2</text:p>
        </text:list-item>
        <text:list-item>
          <text:p text:style-name="P11">MBD2</text:p>
        </text:list-item>
        <text:list-item>
          <text:p text:style-name="P11">MBD3</text:p>
        </text:list-item>
        <text:list-item>
          <text:p text:style-name="P11">POLD3</text:p>
        </text:list-item>
        <text:list-item>
          <text:p text:style-name="P11">BPTF</text:p>
        </text:list-item>
        <text:list-item>
          <text:p text:style-name="P11"><text:soft-page-break/>SMARCB1</text:p>
        </text:list-item>
        <text:list-item>
          <text:p text:style-name="P11">DPF1</text:p>
        </text:list-item>
        <text:list-item>
          <text:p text:style-name="P10">KMT2A</text:p>
        </text:list-item>
        <text:list-item>
          <text:p text:style-name="P10">KMT2D</text:p>
        </text:list-item>
        <text:list-item>
          <text:p text:style-name="P10">KMT2C</text:p>
        </text:list-item>
        <text:list-item>
          <text:p text:style-name="P10">KMT</text:p>
        </text:list-item>
      </text:list>
      <text:p text:style-name="P12">Genes that have been shown to be affected by PcG proteins in Head and Neck: </text:p>
      <text:list xml:id="list4052609211" text:style-name="WWNum2">
        <text:list-item>
          <text:p text:style-name="P6">PCDH15 (highest expression by a lot in the brain and hardly no expression in the lymph node; Family members encode integral membrane proteins that mediate calcium-dependent cell-cell adhesion. It plays an essential role in maintenance of normal retinal and cochlear function. Mutations in this gene result in hearing loss and Usher Syndrome Type IF (USH1F). (https://www.ncbi.nlm.nih.gov/gene/65217))</text:p>
        </text:list-item>
        <text:list-item>
          <text:p text:style-name="P5"><text:span text:style-name="T2">PCDHB1 (</text:span><text:span text:style-name="T7">Their specific functions are unknown but they most likely play a critical role in the establishment and function of specific cell-cell neural connections (https://www.ncbi.nlm.nih.gov/gene/29930)</text:span><text:span text:style-name="T2">)</text:span></text:p>
        </text:list-item>
        <text:list-item>
          <text:p text:style-name="P5"><text:span text:style-name="T2">PCDHB4 (</text:span><text:span text:style-name="T7">Their specific functions are unknown but they most likely play a critical role in the establishment and function of specific cell-cell neural connections (https://www.ncbi.nlm.nih.gov/gene/?term=(PCDHB4)+AND+%22Homo+sapiens%22%5Bporgn%3A__txid9606%5D)</text:span><text:span text:style-name="T2">)</text:span></text:p>
        </text:list-item>
        <text:list-item>
          <text:p text:style-name="P5"><text:span text:style-name="T2">PCDHB15 (</text:span><text:span text:style-name="T7">Their specific functions are unknown but they most likely play a critical role in the establishment and function of specific cell-cell neural connections (https://www.ncbi.nlm.nih.gov/gene/56121)</text:span><text:span text:style-name="T2">)</text:span></text:p>
        </text:list-item>
        <text:list-item>
          <text:p text:style-name="P5"><text:span text:style-name="T2">CDH8 (</text:span><text:span text:style-name="T6">This particular cadherin is expressed in brain and is putatively involved in synaptic adhesion, axon outgrowth and guidance (RPKM in brain is 2.8 +- 1.1 and all other locations have almost zero RPKM) (</text:span><text:span text:style-name="T7">https://www.ncbi.nlm.nih.gov/gene/1006</text:span><text:span text:style-name="T6">).</text:span><text:span text:style-name="T1">)</text:span></text:p>
        </text:list-item>
        <text:list-item>
          <text:p text:style-name="P5"><text:span text:style-name="T2">CDH13 (</text:span><text:span text:style-name="T6">This protein acts as a negative regulator of axon growth during neural differentiation. </text:span><text:span text:style-name="T7">The gene is hypermethylated in many types of cancer. Almost no expression in lymph node and salivary gland, </text:span><text:span text:style-name="T8">but high expression in the brain, endometrium, and heart</text:span><text:span text:style-name="T7"> (https://www.ncbi.nlm.nih.gov/gene/1012#gene-expression)</text:span><text:span text:style-name="T2">)</text:span></text:p>
        </text:list-item>
        <text:list-item>
          <text:p text:style-name="P5"><text:span text:style-name="T2">CDH18 (</text:span><text:span text:style-name="T6">This particular cadherin is expressed specifically in the central nervous system and is putatively involved in synaptic adhesion, axon outgrowth and guidance. </text:span><text:span text:style-name="T2">Mostly expressed in the brain (https://www.ncbi.nlm.nih.gov/gene/1016#gene-expression))</text:span></text:p>
        </text:list-item>
        <text:list-item>
          <text:p text:style-name="P5"><text:span text:style-name="T3">CDH19</text:span><text:span text:style-name="T2"> (</text:span><text:span text:style-name="T6">Loss of cadherins may be associated with cancer formation. </text:span><text:span text:style-name="T2">Mostly expressed in the heart and not much expression in the brain or lymph node (https://www.ncbi.nlm.nih.gov/gene/28513#gene-expression))</text:span></text:p>
        </text:list-item>
        <text:list-item>
          <text:p text:style-name="P5"><text:span text:style-name="T3">CDH23</text:span><text:span text:style-name="T2"> (</text:span><text:span text:style-name="T6">The encoded protein is thought to be involved in stereocilia organization and hair bundle formation. Upregulation of this gene may also be associated with breast cancer. </text:span><text:span text:style-name="T2">Mostly expressed in ovary and fat with low expression in brain and lymph node (https://www.ncbi.nlm.nih.gov/gene/64072#gene-expression))</text:span></text:p>
        </text:list-item>
        <text:list-item>
          <text:p text:style-name="P5"><text:soft-page-break/><text:span text:style-name="T3">Rap1A</text:span><text:span text:style-name="T2"> (</text:span><text:span text:style-name="T6">The encoded protein regulates signaling pathways that affect cell proliferation and adhesion, and may play a role in tumor malignancy. </text:span><text:span text:style-name="T7">In general, ras subfamily proteins, such as RAP1, play key roles in receptor-linked signaling pathways that control cell growth and differentiation. RAP1 plays a role in diverse processes such as cell proliferation, adhesion, differentiation, and embryogenesis. Ubiquitous expression in appendix (RPKM 12.2), esophagus (RPKM 11.3) with largely varying expression in lymph node that is third highest expressed (https://www.ncbi.nlm.nih.gov/gene/5906)</text:span><text:span text:style-name="T2">)</text:span></text:p>
        </text:list-item>
        <text:list-item>
          <text:p text:style-name="P8"><text:span text:style-name="T4">Rap1GAP</text:span><text:span text:style-name="T2"> (</text:span><text:span text:style-name="T7">This gene encodes a type of GTPase-activating-protein (GAP) that down-regulates the activity of the ras-related RAP1 protein. Largest but varying expression in thyroid (RPKM 75.3) with almost no expression in lymph node (https://www.ncbi.nlm.nih.gov/gene/5909#gene-expression)</text:span><text:span text:style-name="T2">)</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helvetica, clean, sans-serif" style:font-family-generic="roman" style:font-pitch="variable"/>
    <style:font-face style:name="arial" svg:font-family="arial, sans-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fo:color="#222222" style:font-name="arial" fo:font-family="arial, sans-serif" style:font-family-generic="roman" style:font-pitch="variable" fo:font-size="10.5pt" fo:letter-spacing="normal" fo:font-style="normal" fo:font-weight="normal" style:font-size-asian="10.5pt" style:font-style-asian="normal" style:font-weight-asian="normal"/>
    </style:style>
    <style:style style:name="ListLabel_20_2" style:display-name="ListLabel 2" style:family="text">
      <style:text-properties fo:font-variant="normal" fo:text-transform="none" fo:color="#222222" style:font-name="arial" fo:font-family="arial, sans-serif" style:font-family-generic="roman" style:font-pitch="variable" fo:font-size="10.5pt" fo:letter-spacing="normal" fo:font-style="normal" fo:font-weight="normal" style:font-size-asian="10.5pt" style:font-style-asian="normal" style:font-weight-asian="norm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1:23:27</meta:creation-date>
    <dc:language>en-US</dc:language>
    <dc:date>2019-10-25T16:50:16.474909054</dc:date>
    <meta:editing-cycles>10</meta:editing-cycles>
    <meta:editing-duration>P4DT5H50M26S</meta:editing-duration>
    <meta:generator>LibreOffice/6.0.7.3$Linux_X86_64 LibreOffice_project/00m0$Build-3</meta:generator>
    <meta:document-statistic meta:table-count="0" meta:image-count="0" meta:object-count="0" meta:page-count="4" meta:paragraph-count="83" meta:word-count="854" meta:character-count="5936" meta:non-whitespace-character-count="5242"/>
  </office:meta>
</office:document-meta>
</file>